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svg:stroke-width="0.092cm" svg:stroke-color="#000000" draw:fill="none" draw:fill-color="#ffffff" fo:padding-top="-0.004cm" fo:padding-bottom="-0.004cm" fo:padding-left="-0.004cm" fo:padding-right="-0.004cm"/>
    </style:style>
    <style:style style:name="gr5" style:family="graphic" style:parent-style-name="standard">
      <style:graphic-properties draw:stroke="none" svg:stroke-width="0.001cm" draw:fill-color="#7a7a5a"/>
    </style:style>
    <style:style style:name="gr6" style:family="graphic" style:parent-style-name="standard">
      <style:graphic-properties draw:stroke="none" svg:stroke-width="0.001cm" draw:fill-color="#000000"/>
    </style:style>
    <style:style style:name="gr7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8" style:family="graphic" style:parent-style-name="standard">
      <style:graphic-properties draw:stroke="none" svg:stroke-width="0.001cm" draw:fill-color="#ffffff"/>
    </style:style>
    <style:style style:name="gr9" style:family="graphic" style:parent-style-name="standard">
      <style:graphic-properties draw:stroke="none" svg:stroke-width="0.001cm" draw:fill-color="#a5a585"/>
    </style:style>
    <style:style style:name="gr10" style:family="graphic" style:parent-style-name="standard">
      <style:graphic-properties draw:stroke="none" svg:stroke-width="0.001cm" draw:fill-color="#ecece7"/>
    </style:style>
    <style:style style:name="gr11" style:family="graphic" style:parent-style-name="standard">
      <style:graphic-properties draw:stroke="none" svg:stroke-width="0.001cm" draw:fill-color="#dbdbce"/>
    </style:style>
    <style:style style:name="gr12" style:family="graphic" style:parent-style-name="standard">
      <style:graphic-properties draw:stroke="none" svg:stroke-width="0.001cm" draw:fill-color="#93936c"/>
    </style:style>
  </office:automatic-styles>
  <office:body>
    <office:drawing>
      <draw:page draw:name="page1" draw:style-name="dp1" draw:master-page-name="Default">
        <draw:g>
          <draw:glue-point draw:id="4" svg:x="-4.899cm" svg:y="-5cm"/>
          <draw:glue-point draw:id="5" svg:x="-0.303cm" svg:y="-5cm"/>
          <draw:glue-point draw:id="6" svg:x="-2.602cm" svg:y="-5cm"/>
          <draw:glue-point draw:id="7" svg:x="-4.951cm" svg:y="5cm"/>
          <draw:glue-point draw:id="8" svg:x="2.02cm" svg:y="5cm"/>
          <draw:glue-point draw:id="9" svg:x="-1.467cm" svg:y="5cm"/>
          <draw:glue-point draw:id="10" svg:x="-5cm" svg:y="-1.002cm"/>
          <draw:glue-point draw:id="11" svg:x="-5cm" svg:y="2cm"/>
          <draw:glue-point draw:id="12" svg:x="-5cm" svg:y="3.762cm"/>
          <draw:glue-point draw:id="13" svg:x="5cm" svg:y="1.334cm"/>
          <draw:glue-point draw:id="14" svg:x="5cm" svg:y="2.856cm"/>
          <draw:glue-point draw:id="15" svg:x="-1.564cm" svg:y="0.814cm"/>
          <draw:polygon draw:style-name="gr1" draw:layer="layout" svg:width="1.696cm" svg:height="0.314cm" svg:x="0cm" svg:y="1.438cm" svg:viewBox="0 0 1697 315" draw:points="0,0 1697,0 1697,315 0,315">
            <text:p/>
          </draw:polygon>
          <draw:polygon draw:style-name="gr2" draw:layer="layout" svg:width="1.696cm" svg:height="0.314cm" svg:x="0cm" svg:y="1.438cm" svg:viewBox="0 0 1697 315" draw:points="0,0 1697,0 1697,315 0,315">
            <text:p/>
          </draw:polygon>
          <draw:polygon draw:style-name="gr3" draw:layer="layout" svg:width="1.876cm" svg:height="0.171cm" svg:x="0cm" svg:y="1.267cm" svg:viewBox="0 0 1877 172" draw:points="0,172 180,0 1877,0 1696,172">
            <text:p/>
          </draw:polygon>
          <draw:polygon draw:style-name="gr2" draw:layer="layout" svg:width="1.876cm" svg:height="0.171cm" svg:x="0cm" svg:y="1.267cm" svg:viewBox="0 0 1877 172" draw:points="0,172 180,0 1877,0 1696,172">
            <text:p/>
          </draw:polygon>
          <draw:line draw:style-name="gr4" draw:layer="layout" svg:x1="1.602cm" svg:y1="1.581cm" svg:x2="1.194cm" svg:y2="1.581cm">
            <text:p/>
          </draw:line>
          <draw:polygon draw:style-name="gr5" draw:layer="layout" svg:width="0.18cm" svg:height="0.486cm" svg:x="1.696cm" svg:y="1.267cm" svg:viewBox="0 0 181 487" draw:points="0,487 181,305 181,0 0,171">
            <text:p/>
          </draw:polygon>
          <draw:polygon draw:style-name="gr2" draw:layer="layout" svg:width="0.18cm" svg:height="0.486cm" svg:x="1.696cm" svg:y="1.267cm" svg:viewBox="0 0 181 487" draw:points="0,487 181,305 181,0 0,171">
            <text:p/>
          </draw:polygon>
          <draw:polygon draw:style-name="gr3" draw:layer="layout" svg:width="1.496cm" svg:height="0.238cm" svg:x="0.009cm" svg:y="1.714cm" svg:viewBox="0 0 1497 239" draw:points="0,239 189,0 1497,0 1308,239">
            <text:p/>
          </draw:polygon>
          <draw:polygon draw:style-name="gr2" draw:layer="layout" svg:width="1.496cm" svg:height="0.238cm" svg:x="0.009cm" svg:y="1.714cm" svg:viewBox="0 0 1497 239" draw:points="0,239 189,0 1497,0 1308,239">
            <text:p/>
          </draw:polygon>
          <draw:polygon draw:style-name="gr5" draw:layer="layout" svg:width="0.189cm" svg:height="0.286cm" svg:x="1.317cm" svg:y="1.714cm" svg:viewBox="0 0 190 287" draw:points="0,287 190,85 190,0 0,239">
            <text:p/>
          </draw:polygon>
          <draw:polygon draw:style-name="gr2" draw:layer="layout" svg:width="0.189cm" svg:height="0.286cm" svg:x="1.317cm" svg:y="1.714cm" svg:viewBox="0 0 190 287" draw:points="0,287 190,85 190,0 0,239">
            <text:p/>
          </draw:polygon>
          <draw:polygon draw:style-name="gr1" draw:layer="layout" svg:width="1.308cm" svg:height="0.048cm" svg:x="0.009cm" svg:y="1.952cm" svg:viewBox="0 0 1309 49" draw:points="0,0 1309,0 1309,49 0,49">
            <text:p/>
          </draw:polygon>
          <draw:polygon draw:style-name="gr2" draw:layer="layout" svg:width="1.308cm" svg:height="0.048cm" svg:x="0.009cm" svg:y="1.952cm" svg:viewBox="0 0 1309 49" draw:points="0,0 1309,0 1309,49 0,49">
            <text:p/>
          </draw:polygon>
          <draw:polygon draw:style-name="gr6" draw:layer="layout" svg:width="1.346cm" svg:height="0.133cm" svg:x="0.255cm" svg:y="1.267cm" svg:viewBox="0 0 1347 134" draw:points="0,134 142,0 1347,0 1214,134">
            <text:p/>
          </draw:polygon>
          <draw:polygon draw:style-name="gr7" draw:layer="layout" svg:width="1.346cm" svg:height="0.133cm" svg:x="0.255cm" svg:y="1.267cm" svg:viewBox="0 0 1347 134" draw:points="0,134 142,0 1347,0 1214,134">
            <text:p/>
          </draw:polygon>
          <draw:polygon draw:style-name="gr3" draw:layer="layout" svg:width="1.336cm" svg:height="0.124cm" svg:x="0.246cm" svg:y="0.295cm" svg:viewBox="0 0 1337 125" draw:points="0,125 132,0 1337,0 1204,125">
            <text:p/>
          </draw:polygon>
          <draw:polygon draw:style-name="gr2" draw:layer="layout" svg:width="1.336cm" svg:height="0.124cm" svg:x="0.246cm" svg:y="0.295cm" svg:viewBox="0 0 1337 125" draw:points="0,125 132,0 1337,0 1204,125">
            <text:p/>
          </draw:polygon>
          <draw:polygon draw:style-name="gr1" draw:layer="layout" svg:width="1.213cm" svg:height="0.962cm" svg:x="0.246cm" svg:y="0.419cm" svg:viewBox="0 0 1214 963" draw:points="0,0 1214,0 1214,963 0,963">
            <text:p/>
          </draw:polygon>
          <draw:polygon draw:style-name="gr2" draw:layer="layout" svg:width="1.213cm" svg:height="0.962cm" svg:x="0.246cm" svg:y="0.419cm" svg:viewBox="0 0 1214 963" draw:points="0,0 1214,0 1214,963 0,963">
            <text:p/>
          </draw:polygon>
          <draw:polygon draw:style-name="gr8" draw:layer="layout" svg:width="1.004cm" svg:height="0.743cm" svg:x="0.35cm" svg:y="0.543cm" svg:viewBox="0 0 1005 744" draw:points="0,0 1005,0 1005,744 0,744">
            <text:p/>
          </draw:polygon>
          <draw:polygon draw:style-name="gr2" draw:layer="layout" svg:width="1.004cm" svg:height="0.743cm" svg:x="0.35cm" svg:y="0.543cm" svg:viewBox="0 0 1005 744" draw:points="0,0 1005,0 1005,744 0,744">
            <text:p/>
          </draw:polygon>
          <draw:polygon draw:style-name="gr5" draw:layer="layout" svg:width="0.133cm" svg:height="1.077cm" svg:x="1.449cm" svg:y="0.295cm" svg:viewBox="0 0 134 1078" draw:points="0,1078 134,943 134,0 0,124">
            <text:p/>
          </draw:polygon>
          <draw:polygon draw:style-name="gr2" draw:layer="layout" svg:width="0.133cm" svg:height="1.077cm" svg:x="1.449cm" svg:y="0.295cm" svg:viewBox="0 0 134 1078" draw:points="0,1078 134,943 134,0 0,124">
            <text:p/>
          </draw:polygon>
          <draw:polygon draw:style-name="gr3" draw:layer="layout" svg:width="0.843cm" svg:height="0.867cm" svg:x="0.019cm" svg:y="0.019cm" svg:viewBox="0 0 844 868" draw:points="0,0 0,781 75,868 844,868 844,0">
            <text:p/>
          </draw:polygon>
          <draw:polygon draw:style-name="gr3" draw:layer="layout" svg:width="0.843cm" svg:height="0.867cm" svg:x="0.019cm" svg:y="0.019cm" svg:viewBox="0 0 844 868" draw:points="0,0 0,781 75,868 844,868 844,0">
            <text:p/>
          </draw:polygon>
          <draw:polygon draw:style-name="gr2" draw:layer="layout" svg:width="0.843cm" svg:height="0.867cm" svg:x="0.019cm" svg:y="0.019cm" svg:viewBox="0 0 844 868" draw:points="0,0 0,781 75,868 844,868 844,0">
            <text:p/>
          </draw:polygon>
          <draw:polygon draw:style-name="gr9" draw:layer="layout" svg:width="0.512cm" svg:height="0.286cm" svg:x="0.255cm" svg:y="0.6cm" svg:viewBox="0 0 513 287" draw:points="0,287 0,19 9,9 18,9 18,0 38,0 57,0 85,0 114,0 190,0 276,0 361,0 427,0 456,0 474,0 493,0 503,9 513,9 513,19 513,47 513,86 513,124 513,172 513,219 513,258 513,277 513,287">
            <text:p/>
          </draw:polygon>
          <draw:polygon draw:style-name="gr2" draw:layer="layout" svg:width="0.512cm" svg:height="0.286cm" svg:x="0.255cm" svg:y="0.6cm" svg:viewBox="0 0 513 287" draw:points="0,287 0,19 9,9 18,9 18,0 38,0 57,0 85,0 114,0 190,0 276,0 361,0 427,0 456,0 474,0 493,0 503,9 513,9 513,19 513,47 513,86 513,124 513,172 513,219 513,258 513,277 513,287">
            <text:p/>
          </draw:polygon>
          <draw:polygon draw:style-name="gr10" draw:layer="layout" svg:width="0.682cm" svg:height="0.543cm" svg:x="0.104cm" svg:y="0.038cm" svg:viewBox="0 0 683 544" draw:points="0,0 683,0 683,544 0,544">
            <text:p/>
          </draw:polygon>
          <draw:polygon draw:style-name="gr2" draw:layer="layout" svg:width="0.682cm" svg:height="0.543cm" svg:x="0.104cm" svg:y="0.038cm" svg:viewBox="0 0 683 544" draw:points="0,0 683,0 683,544 0,544">
            <text:p/>
          </draw:polygon>
          <draw:polygon draw:style-name="gr11" draw:layer="layout" svg:width="0.398cm" svg:height="0.296cm" svg:x="0.246cm" svg:y="0.6cm" svg:viewBox="0 0 399 297" draw:points="0,297 0,19 9,9 9,0 19,0 47,0 94,0 152,0 218,0 275,0 332,0 352,0 371,0 380,0 390,0 399,9 399,19 399,47 399,86 399,124 399,172 399,219 399,258 399,287 399,297">
            <text:p/>
          </draw:polygon>
          <draw:polygon draw:style-name="gr2" draw:layer="layout" svg:width="0.398cm" svg:height="0.296cm" svg:x="0.246cm" svg:y="0.6cm" svg:viewBox="0 0 399 297" draw:points="0,297 0,19 9,9 9,0 19,0 47,0 94,0 152,0 218,0 275,0 332,0 352,0 371,0 380,0 390,0 399,9 399,19 399,47 399,86 399,124 399,172 399,219 399,258 399,287 399,297">
            <text:p/>
          </draw:polygon>
          <draw:polygon draw:style-name="gr12" draw:layer="layout" svg:width="0.104cm" svg:height="0.229cm" svg:x="0.303cm" svg:y="0.628cm" svg:viewBox="0 0 105 230" draw:points="0,0 105,0 105,230 0,230">
            <text:p/>
          </draw:polygon>
          <draw:polygon draw:style-name="gr2" draw:layer="layout" svg:width="0.103cm" svg:height="0.228cm" svg:x="0.303cm" svg:y="0.628cm" svg:viewBox="0 0 104 229" draw:points="0,0 104,0 104,229 0,229">
            <text:p/>
          </draw:polygon>
          <draw:polygon draw:style-name="gr8" draw:layer="layout" svg:width="0.047cm" svg:height="0.038cm" svg:x="0.038cm" svg:y="0.076cm" svg:viewBox="0 0 48 39" draw:points="0,0 48,0 48,39 0,39">
            <text:p/>
          </draw:polygon>
          <draw:polygon draw:style-name="gr2" draw:layer="layout" svg:width="0.047cm" svg:height="0.038cm" svg:x="0.038cm" svg:y="0.076cm" svg:viewBox="0 0 48 39" draw:points="0,0 48,0 48,39 0,39">
            <text:p/>
          </draw:polygon>
          <draw:polygon draw:style-name="gr8" draw:layer="layout" svg:width="0.057cm" svg:height="0.038cm" svg:x="0.796cm" svg:y="0.076cm" svg:viewBox="0 0 58 39" draw:points="0,0 58,0 58,39 0,39">
            <text:p/>
          </draw:polygon>
          <draw:polygon draw:style-name="gr2" draw:layer="layout" svg:width="0.057cm" svg:height="0.038cm" svg:x="0.796cm" svg:y="0.076cm" svg:viewBox="0 0 58 39" draw:points="0,0 58,0 58,39 0,39">
            <text:p/>
          </draw:polygon>
          <draw:polygon draw:style-name="gr3" draw:layer="layout" svg:width="0.862cm" svg:height="0.019cm" svg:x="0.019cm" svg:y="0cm" svg:viewBox="0 0 863 20" draw:points="0,20 9,0 863,0 843,20">
            <text:p/>
          </draw:polygon>
          <draw:polygon draw:style-name="gr3" draw:layer="layout" svg:width="0.862cm" svg:height="0.019cm" svg:x="0.019cm" svg:y="0cm" svg:viewBox="0 0 863 20" draw:points="0,20 9,0 863,0 843,20">
            <text:p/>
          </draw:polygon>
          <draw:polyline draw:style-name="gr2" draw:layer="layout" svg:width="0.862cm" svg:height="0.019cm" svg:x="0.019cm" svg:y="0cm" svg:viewBox="0 0 863 20" draw:points="0,20 9,0 863,0 843,20">
            <text:p/>
          </draw:polyline>
          <draw:polygon draw:style-name="gr5" draw:layer="layout" svg:width="0.019cm" svg:height="0.886cm" svg:x="0.862cm" svg:y="0cm" svg:viewBox="0 0 20 887" draw:points="10,8 0,887 20,867 20,0 0,18">
            <text:p/>
          </draw:polygon>
          <draw:polygon draw:style-name="gr5" draw:layer="layout" svg:width="0.019cm" svg:height="0.886cm" svg:x="0.862cm" svg:y="0cm" svg:viewBox="0 0 20 887" draw:points="10,8 0,887 20,867 20,0 0,18">
            <text:p/>
          </draw:polygon>
          <draw:polyline draw:style-name="gr2" draw:layer="layout" svg:width="0.019cm" svg:height="0.886cm" svg:x="0.862cm" svg:y="0cm" svg:viewBox="0 0 20 887" draw:points="10,8 0,887 20,867 20,0 0,18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C Software</dc:title>
    <meta:creation-date>2011-02-07T16:47:57</meta:creation-date>
    <meta:editing-duration>P0D</meta:editing-duration>
    <meta:editing-cycles>1</meta:editing-cycles>
    <meta:document-statistic meta:object-count="45"/>
    <meta:generator>OpenOffice.org/3.3$Linux OpenOffice.org_project/330m20$Build-9567</meta:generator>
  </office:meta>
</office:document-meta>
</file>